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mons" svg:font-family="timmons"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469cm" table:align="right"/>
    </style:style>
    <style:style style:name="Table1.A" style:family="table-column">
      <style:table-column-properties style:column-width="1.836cm"/>
    </style:style>
    <style:style style:name="Table1.B" style:family="table-column">
      <style:table-column-properties style:column-width="2.858cm"/>
    </style:style>
    <style:style style:name="Table1.C" style:family="table-column">
      <style:table-column-properties style:column-width="4.514cm"/>
    </style:style>
    <style:style style:name="Table1.D" style:family="table-column">
      <style:table-column-properties style:column-width="7.262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37">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color="#008000" fo:font-style="italic" style:font-style-asian="italic" style:font-style-complex="italic"/>
    </style:style>
    <style:style style:name="P3" style:family="paragraph" style:parent-style-name="Table_20_Contents">
      <style:paragraph-properties fo:text-align="justify" style:justify-single-word="false"/>
    </style:style>
    <style:style style:name="P4" style:family="paragraph" style:parent-style-name="Text_20_body">
      <style:text-properties officeooo:paragraph-rsid="00148dc3"/>
    </style:style>
    <style:style style:name="P5" style:family="paragraph" style:parent-style-name="Text_20_body">
      <style:text-properties fo:font-style="italic" officeooo:rsid="001692bc" officeooo:paragraph-rsid="001692bc" style:font-style-asian="italic" style:font-style-complex="italic"/>
    </style:style>
    <style:style style:name="P6" style:family="paragraph" style:parent-style-name="Text_20_body">
      <style:text-properties fo:font-style="italic" officeooo:rsid="0017a89f" officeooo:paragraph-rsid="0017a89f" style:font-style-asian="italic" style:font-style-complex="italic"/>
    </style:style>
    <style:style style:name="P7" style:family="paragraph" style:parent-style-name="Text_20_body">
      <style:text-properties fo:color="#000000" fo:font-style="normal" officeooo:rsid="001553cf" officeooo:paragraph-rsid="001692bc" style:font-style-asian="normal" style:font-style-complex="normal"/>
    </style:style>
    <style:style style:name="P8" style:family="paragraph" style:parent-style-name="Text_20_body">
      <style:text-properties officeooo:rsid="0017a89f" officeooo:paragraph-rsid="0017a89f"/>
    </style:style>
    <style:style style:name="P9" style:family="paragraph" style:parent-style-name="Text_20_body">
      <style:text-properties officeooo:paragraph-rsid="0017a89f"/>
    </style:style>
    <style:style style:name="P10" style:family="paragraph" style:parent-style-name="Text_20_body">
      <style:text-properties officeooo:rsid="00181526" officeooo:paragraph-rsid="00181526"/>
    </style:style>
    <style:style style:name="P11" style:family="paragraph" style:parent-style-name="Text_20_body" style:master-page-name="">
      <style:paragraph-properties style:page-number="auto"/>
    </style:style>
    <style:style style:name="P12" style:family="paragraph" style:parent-style-name="Heading" style:master-page-name="Introduction">
      <style:paragraph-properties fo:text-align="center" style:justify-single-word="false" style:page-number="1" fo:break-before="page"/>
      <style:text-properties fo:font-size="20pt" style:font-size-asian="20pt" style:font-size-complex="20pt"/>
    </style:style>
    <style:style style:name="P13" style:family="paragraph" style:parent-style-name="Contents_20_Heading">
      <style:paragraph-properties fo:margin-top="1.295cm" fo:margin-bottom="0.303cm" loext:contextual-spacing="false" fo:line-height="100%" fo:text-align="center" style:justify-single-word="false"/>
      <style:text-properties officeooo:paragraph-rsid="0012ccd2"/>
    </style:style>
    <style:style style:name="P14" style:family="paragraph" style:parent-style-name="Contents_20_Heading">
      <style:paragraph-properties fo:margin-top="1.295cm" fo:margin-bottom="0.303cm" loext:contextual-spacing="false" fo:line-height="100%" fo:text-align="center" style:justify-single-word="false"/>
      <style:text-properties fo:font-style="italic" officeooo:rsid="0012ccd2" officeooo:paragraph-rsid="0012ccd2" style:font-style-asian="italic" style:font-style-complex="italic"/>
    </style:style>
    <style:style style:name="P15" style:family="paragraph" style:parent-style-name="Contents_20_Heading">
      <style:paragraph-properties fo:margin-top="0.591cm" fo:margin-bottom="0cm" loext:contextual-spacing="false" fo:line-height="0.706cm" fo:text-align="center" style:justify-single-word="false"/>
      <style:text-properties fo:font-size="16pt" fo:font-style="italic" officeooo:rsid="0012ccd2" officeooo:paragraph-rsid="0012ccd2" style:font-size-asian="16pt" style:font-style-asian="italic" style:font-size-complex="16pt" style:font-style-complex="italic"/>
    </style:style>
    <style:style style:name="P16" style:family="paragraph" style:parent-style-name="Contents_20_Heading">
      <style:paragraph-properties fo:margin-top="0.591cm" fo:margin-bottom="0cm" loext:contextual-spacing="false" fo:line-height="0.706cm" fo:text-align="center" style:justify-single-word="false"/>
      <style:text-properties fo:font-size="16pt" fo:font-style="italic" fo:font-weight="normal" officeooo:rsid="0012ccd2" officeooo:paragraph-rsid="0012ccd2" style:font-size-asian="16pt" style:font-style-asian="italic" style:font-weight-asian="normal" style:font-size-complex="16pt" style:font-style-complex="italic" style:font-weight-complex="normal"/>
    </style:style>
    <style:style style:name="P17" style:family="paragraph" style:parent-style-name="Footer">
      <style:text-properties officeooo:paragraph-rsid="00181526"/>
    </style:style>
    <style:style style:name="P18" style:family="paragraph" style:parent-style-name="Heading_20_2">
      <style:text-properties officeooo:paragraph-rsid="001553cf"/>
    </style:style>
    <style:style style:name="P19" style:family="paragraph" style:parent-style-name="Table_20_Contents">
      <style:paragraph-properties fo:text-align="justify" style:justify-single-word="false"/>
      <style:text-properties officeooo:rsid="00131992" officeooo:paragraph-rsid="00131992"/>
    </style:style>
    <style:style style:name="P20" style:family="paragraph" style:parent-style-name="Contents_20_1">
      <style:paragraph-properties>
        <style:tab-stops>
          <style:tab-stop style:position="16.51cm" style:type="right" style:leader-style="dotted" style:leader-text="."/>
        </style:tab-stops>
      </style:paragraph-properties>
    </style:style>
    <style:style style:name="P21" style:family="paragraph" style:parent-style-name="Contents_20_2">
      <style:paragraph-properties>
        <style:tab-stops>
          <style:tab-stop style:position="16.011cm" style:type="right" style:leader-style="dotted" style:leader-text="."/>
        </style:tab-stops>
      </style:paragraph-properties>
    </style:style>
    <style:style style:name="P22" style:family="paragraph" style:parent-style-name="Contents_20_4">
      <style:paragraph-properties>
        <style:tab-stops>
          <style:tab-stop style:position="15.012cm"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bold" officeooo:rsid="00181526" style:font-style-asian="normal" style:font-weight-asian="bold" style:font-style-complex="normal" style:font-weight-complex="bold"/>
    </style:style>
    <style:style style:name="T4" style:family="text">
      <style:text-properties style:font-name="timmons"/>
    </style:style>
    <style:style style:name="T5" style:family="text">
      <style:text-properties style:font-name="timmons" fo:font-size="24pt" fo:font-weight="bold" officeooo:rsid="0012ccd2"/>
    </style:style>
    <style:style style:name="T6" style:family="text">
      <style:text-properties style:font-name="timmons" fo:font-size="16pt" fo:font-weight="bold" style:font-size-asian="16pt" style:font-size-complex="16pt"/>
    </style:style>
    <style:style style:name="T7" style:family="text">
      <style:text-properties style:font-name="timmons" fo:font-weight="bold"/>
    </style:style>
    <style:style style:name="T8" style:family="text">
      <style:text-properties style:font-name="timmons" fo:font-weight="bold" style:font-size-asian="14pt"/>
    </style:style>
    <style:style style:name="T9" style:family="text">
      <style:text-properties fo:font-size="16pt" fo:font-style="italic" officeooo:rsid="0012ccd2" style:font-size-asian="16pt" style:font-style-asian="italic" style:font-size-complex="16pt" style:font-style-complex="italic"/>
    </style:style>
    <style:style style:name="T10" style:family="text">
      <style:text-properties officeooo:rsid="00131992"/>
    </style:style>
    <style:style style:name="T11" style:family="text">
      <style:text-properties officeooo:rsid="00148dc3"/>
    </style:style>
    <style:style style:name="T12" style:family="text">
      <style:text-properties officeooo:rsid="001553cf"/>
    </style:style>
    <style:style style:name="T13" style:family="text">
      <style:text-properties officeooo:rsid="001692bc"/>
    </style:style>
    <style:style style:name="T14" style:family="text">
      <style:text-properties officeooo:rsid="0017a89f"/>
    </style:style>
    <style:style style:name="T15" style:family="text">
      <style:text-properties fo:color="#000000" fo:font-style="normal" style:font-style-asian="normal" style:font-style-complex="normal"/>
    </style:style>
    <style:style style:name="T16" style:family="text">
      <style:text-properties officeooo:rsid="00181526"/>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3"><text:span text:style-name="T5">Time-table assist tool</text:span></text:p>
      <text:p text:style-name="P14"><text:span text:style-name="T6"/></text:p>
      <text:p text:style-name="P15"><text:span text:style-name="T7">Deepak Kumar </text:span></text:p>
      <text:p text:style-name="P15"><text:span text:style-name="T8">Purushottam</text:span><text:span text:style-name="T7"> Sinha</text:span></text:p>
      <text:p text:style-name="P15"><text:span text:style-name="T7">Roshan Sharma</text:span></text:p>
      <text:p text:style-name="P15"><text:span text:style-name="T7">Vinay Kumar</text:span></text:p>
      <text:p text:style-name="P15"><text:span text:style-name="T7"/></text:p>
      <text:p text:style-name="P15"><text:span text:style-name="T7"/></text:p>
      <text:p text:style-name="P15"><text:span text:style-name="T7"/></text:p>
      <text:p text:style-name="P15"><text:span text:style-name="T7"/></text:p>
      <text:p text:style-name="P15"><text:span text:style-name="T7">Email:</text:span></text:p>
      <text:p text:style-name="P16"><text:a xlink:type="simple" xlink:href="mailto:b17053@students.iitmandi.ac.in" text:style-name="Internet_20_link" text:visited-style-name="Visited_20_Internet_20_Link"><text:span text:style-name="T4">b17039@students.iitmandi.ac.in</text:span></text:a></text:p>
      <text:p text:style-name="P16"><text:a xlink:type="simple" xlink:href="mailto:b17053@students.iitmandi.ac.in" text:style-name="Internet_20_link" text:visited-style-name="Visited_20_Internet_20_Link"><text:span text:style-name="T4">b17053@students.iitmandi.ac.in</text:span></text:a></text:p>
      <text:p text:style-name="P16"><text:a xlink:type="simple" xlink:href="mailto:b17053@students.iitmandi.ac.in" text:style-name="Internet_20_link" text:visited-style-name="Visited_20_Internet_20_Link"><text:span text:style-name="T4">b17054@students.iitmandi.ac.in</text:span></text:a></text:p>
      <text:p text:style-name="P16"><text:a xlink:type="simple" xlink:href="mailto:b17053@students.iitmandi.ac.in" text:style-name="Internet_20_link" text:visited-style-name="Visited_20_Internet_20_Link"><text:span text:style-name="T4">b17070@students.iitmandi.ac.in</text:span></text:a></text:p>
      <text:p text:style-name="P16"/>
      <text:p text:style-name="P12"><text:span text:style-name="T16">Time-table Assist Tool</text:span><text:line-break/>Design Document</text:p>
      <text:p text:style-name="Heading">Revision History</text:p>
      <text:p text:style-name="Text_20_body"/>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Version</text:p>
            </table:table-cell>
            <table:table-cell table:style-name="Table1.A1" office:value-type="string">
              <text:p text:style-name="Table_20_Heading">Date</text:p>
            </table:table-cell>
            <table:table-cell table:style-name="Table1.A1" office:value-type="string">
              <text:p text:style-name="Table_20_Heading">Author(s)</text:p>
            </table:table-cell>
            <table:table-cell table:style-name="Table1.D1" office:value-type="string">
              <text:p text:style-name="Table_20_Heading">Description</text:p>
            </table:table-cell>
          </table:table-row>
        </table:table-header-rows>
        <table:table-row>
          <table:table-cell table:style-name="Table1.A2" office:value-type="string">
            <text:p text:style-name="P3">v1.0</text:p>
          </table:table-cell>
          <table:table-cell table:style-name="Table1.B2" office:value-type="date" office:date-value="2019-10-14">
            <text:p text:style-name="P3"><text:span text:style-name="T10">14</text:span>/10/1<text:span text:style-name="T10">9</text:span></text:p>
          </table:table-cell>
          <table:table-cell table:style-name="Table1.A2" office:value-type="string">
            <text:p text:style-name="P19">Purushottam SInha</text:p>
          </table:table-cell>
          <table:table-cell table:style-name="Table1.D2" office:value-type="string">
            <text:p text:style-name="P3"><text:span text:style-name="T10">V</text:span>ersion <text:span text:style-name="T10">1.0</text:span></text:p>
          </table:table-cell>
        </table:table-row>
      </table:table>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1 Introduction<text:tab/>1</text:p>
          <text:p text:style-name="P21">1.1 Design Overview<text:tab/>1</text:p>
          <text:p text:style-name="P21">1.2 Intended Audience<text:tab/>1</text:p>
          <text:p text:style-name="P21">1.3 References<text:tab/>1</text:p>
          <text:p text:style-name="P20">2 Detailed Design<text:tab/>2</text:p>
          <text:p text:style-name="P21">2.1 Architecture<text:tab/>2</text:p>
          <text:p text:style-name="P22">Components<text:tab/>2</text:p>
          <text:p text:style-name="P22">Interfaces<text:tab/>2</text:p>
          <text:p text:style-name="P21">2.2 External Data<text:tab/>2</text:p>
          <text:p text:style-name="P22">Databases<text:tab/>2</text:p>
          <text:p text:style-name="P22">Files<text:tab/>2</text:p>
          <text:p text:style-name="P21">2.3 Performance<text:tab/>2</text:p>
          <text:p text:style-name="P21">2.4 Miscellaneous<text:tab/>2</text:p>
        </text:index-body>
      </text:table-of-content>
      <text:p text:style-name="P2"/>
      <text:h text:style-name="Heading_20_1" text:outline-level="1">Introducti<text:span text:style-name="T11">on</text:span></text:h>
      <text:h text:style-name="Heading_20_2" text:outline-level="2">Design Overview</text:h>
      <text:p text:style-name="P4"><text:span text:style-name="T11">Time-table assist tool is a tkinter based GUI interface designed in python. It is integrated with SQLite data engine.</text:span></text:p>
      <text:h text:style-name="Heading_20_2" text:outline-level="2">Intended Audience</text:h>
      <text:p text:style-name="P1">This document is intended for <text:span text:style-name="T11">faculty who assigned for preparing the timetable.</text:span></text:p>
      <text:h text:style-name="P18" text:outline-level="2">References</text:h>
      <text:p text:style-name="P11">[1] <text:span text:style-name="T12">MKDocs Documentation </text:span><text:span text:style-name="T1">https://www.mkdocs.org/user-guide/writing-your-docs/</text:span></text:p>
      <text:h text:style-name="Heading_20_1" text:outline-level="1"><text:soft-page-break/>Detailed Design</text:h>
      <text:p text:style-name="P7">The GUI organises the slots for the work days. It respond to various errors in the making by showing popup notifications. </text:p>
      <text:p text:style-name="P7">These errors include: </text:p>
      <text:p text:style-name="P7"><text:span text:style-name="T13">1) </text:span>Choosing <text:span text:style-name="T13">mutliple time for the same slot on any given day.</text:span></text:p>
      <text:p text:style-name="P7"><text:span text:style-name="T13">2) Choosing more than 4 time for a slot in a week. Assuming all slots need not more 4 time-slot a week. </text:span></text:p>
      <text:h text:style-name="Heading_20_2" text:outline-level="2">Architecture</text:h>
      <text:h text:style-name="Heading_20_4" text:outline-level="4">Components</text:h>
      <text:p text:style-name="P5"><text:span text:style-name="T2">Time-table GUI:</text:span><text:span text:style-name="T1"> Used as a interface to support the managing of slots throughout the week. </text:span></text:p>
      <text:p text:style-name="P5"><text:span text:style-name="T3">S</text:span><text:span text:style-name="T2">QL</text:span><text:span text:style-name="T3">ite</text:span><text:span text:style-name="T2"> data engine:</text:span><text:span text:style-name="T1"> Used to save the various data related to the working of the system.</text:span></text:p>
      <text:h text:style-name="Heading_20_4" text:outline-level="4">Interfaces</text:h>
      <text:p text:style-name="P9"><text:span text:style-name="T14">The interface is a Python based GUI made using tkinter framework.</text:span></text:p>
      <text:h text:style-name="Heading_20_2" text:outline-level="2">External Data</text:h>
      <text:h text:style-name="Heading_20_4" text:outline-level="4">Databases</text:h>
      <text:p text:style-name="P8"><text:span text:style-name="T15">Database of some samble baskets and the proffeors assigned to different courses are being used.</text:span></text:p>
      <text:h text:style-name="Heading_20_4" text:outline-level="4">Files</text:h>
      <text:p text:style-name="P6"><text:span text:style-name="T1">The docs file contain the documentation created in mkDocs and being hosted on readthedocs.io. </text:span></text:p>
      <text:h text:style-name="Heading_20_2" text:outline-level="2">Performance</text:h>
      <text:p text:style-name="P10">The software is design to provide the necessary requirement for the assitance in developing of time table. SQLite data engine will satisfy the requirement for efficient managemt of database and also care about the easy tranfer of data between system.</text:p>
      <text:h text:style-name="Heading_20_2" text:outline-level="2">Miscellaneous</text:h>
      <text:p text:style-name="P10">The project repo is currently hosted at <text:a xlink:type="simple" xlink:href="https://github.com/PS-Ddevil/Time-table-assist-tool" text:style-name="Internet_20_link" text:visited-style-name="Visited_20_Internet_20_Link">https://github.com/PS-Ddevil/Time-table-assist-too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mons" svg:font-family="timmons"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IN"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fo:hyphenation-ladder-count="no-limit"/>
      <style:text-properties fo:hyphenate="true" fo:hyphenation-remain-char-count="2" fo:hyphenation-push-char-count="2"/>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text-properties fo:font-size="20pt" fo:font-weight="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Fig."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81526"/>
    </style:style>
    <style:style style:name="MT1" style:family="text">
      <style:text-properties officeooo:rsid="00181526"/>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1cm" fo:page-height="29.69cm" style:num-format="1" style:print-orientation="portrait" fo:margin-top="2.499cm" fo:margin-bottom="2.4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254cm"/>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Introduction" style:page-layout-name="Mpm2">
      <style:footer>
        <text:p text:style-name="MP1">IIT Mandi<text:tab/><text:span text:style-name="MT1">Time-table Assist Tool</text:span><text:tab/><text:tab/><text:page-number text:select-page="current">2</text:page-number></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othy Gonsalves</meta:initial-creator>
    <meta:creation-date>2011-10-25T19:50:47</meta:creation-date>
    <dc:date>2019-10-15T00:45:33.731462076</dc:date>
    <meta:editing-duration>PT17H30M28S</meta:editing-duration>
    <meta:editing-cycles>24</meta:editing-cycles>
    <meta:generator>LibreOffice/6.0.7.3$Linux_X86_64 LibreOffice_project/00m0$Build-3</meta:generator>
    <meta:printed-by>Timothy Gonsalves</meta:printed-by>
    <meta:print-date>2011-10-29T13:04:10</meta:print-date>
    <meta:document-statistic meta:table-count="1" meta:image-count="0" meta:object-count="0" meta:page-count="4" meta:paragraph-count="62" meta:word-count="319" meta:character-count="2118" meta:non-whitespace-character-count="1863"/>
  </office:meta>
</office:document-meta>
</file>